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192.9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81.67pt" svg:height="61.68pt" svg:x="348.55pt" svg:y="14106.3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2" draw:text-style-name="P2" svg:width="82.18pt" svg:height="28.09pt" svg:x="663pt" svg:y="9515.31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text:s text:c="183"/></text:p>
          </table:table-cell>
          <table:table-cell table:style-name="ce59"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193">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10.26pt" draw:z-index="4" draw:style-name="gr3" draw:text-style-name="P3" svg:width="39.74pt" svg:height="15.05pt" svg:x="22.08pt" svg:y="17.6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7.46pt" draw:z-index="5" draw:style-name="gr3" draw:text-style-name="P3" svg:width="39.49pt" svg:height="15.05pt" svg:x="64.26pt" svg:y="14.8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6-13">00/00/0000</text:date>, <text:time style:data-style-name="N2" text:time-value="08:22:57.69288624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6-13T14:16:16.315321794</dc:date>
    <meta:editing-duration>P66DT9H48S</meta:editing-duration>
    <meta:editing-cycles>2851</meta:editing-cycles>
    <meta:generator>LibreOffice/6.0.7.3$Linux_X86_64 LibreOffice_project/00m0$Build-3</meta:generator>
    <meta:document-statistic meta:table-count="2" meta:cell-count="504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